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F0000008FB02A3E1A9E46611A.png" manifest:media-type="image/png"/>
  <manifest:file-entry manifest:full-path="Pictures/10000C8E000009D2000009D24DCF63466E4C2FCC.svg" manifest:media-type="image/svg+xml"/>
  <manifest:file-entry manifest:full-path="Pictures/1000000000000428000003830CE7FAC5296760AD.jpg" manifest:media-type="image/jpeg"/>
  <manifest:file-entry manifest:full-path="Pictures/10000001000001330000014E7EDBC2E9E6C2DCFA.png" manifest:media-type="image/png"/>
  <manifest:file-entry manifest:full-path="Pictures/1000304F00000B0F00000B0FC9DE4E8710A23D55.svg" manifest:media-type="image/svg+xml"/>
  <manifest:file-entry manifest:full-path="Pictures/10000001000000A1000000A1F53E0E3DE50A3C98.png" manifest:media-type="image/png"/>
  <manifest:file-entry manifest:full-path="Pictures/10000001000000EF000000F23566261C1D98E9E1.png" manifest:media-type="image/png"/>
  <manifest:file-entry manifest:full-path="Pictures/1000026E00000B0F00000B0FE963F98B6DA2029C.svg" manifest:media-type="image/svg+xml"/>
  <manifest:file-entry manifest:full-path="Pictures/10000001000001EB000001A99A1998F3C68DBBB2.png" manifest:media-type="image/png"/>
  <manifest:file-entry manifest:full-path="Pictures/100000010000011A0000017675D46D9CD83EB47F.png" manifest:media-type="image/png"/>
  <manifest:file-entry manifest:full-path="Pictures/10000000000001F4000001F46BF7A597E2F32DDE.png" manifest:media-type="image/png"/>
  <manifest:file-entry manifest:full-path="Pictures/10000001000000A1000000A1505096FAAC727B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cm" svg:stroke-color="#000000" draw:marker-start-width="0.28cm" draw:marker-end="线条箭头_20_1" draw:marker-end-width="0.3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8cm" draw:marker-end="线条箭头_20_2" draw:marker-end-width="0.3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-width="0.28cm" draw:marker-end="线条箭头_20_3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1" style:family="graphic" style:parent-style-name="objectwithoutfill">
      <style:graphic-properties svg:stroke-width="0.05cm" svg:stroke-color="#000000" draw:marker-start-width="0.28cm" draw:marker-end="线条箭头_20_4" draw:marker-end-width="0.38cm" draw:fill="none" draw:textarea-vertical-align="middle" fo:padding-top="0.15cm" fo:padding-bottom="0.15cm" fo:padding-left="0.275cm" fo:padding-right="0.275cm"/>
    </style:style>
    <style:style style:name="gr12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2.875cm"/>
      <style:paragraph-properties style:writing-mode="lr-tb"/>
    </style:style>
    <style:style style:name="gr14" style:family="graphic" style:parent-style-name="standard">
      <style:graphic-properties svg:stroke-width="0.05cm" svg:stroke-color="#00a933" draw:marker-start-width="0.28cm" draw:marker-end-width="0.28cm" draw:fill="none" draw:textarea-horizontal-align="justify" draw:textarea-vertical-align="middle" draw:auto-grow-height="false" fo:min-height="8.25cm" fo:min-width="10.25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16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.24cm, 1.266cm, 0.328cm, 1.302cm)" draw:image-opacity="100%" style:mirror="none"/>
    </style:style>
    <style:style style:name="gr18" style:family="graphic" style:parent-style-name="standard">
      <style:graphic-properties svg:stroke-width="0.05cm" svg:stroke-color="#000000" draw:marker-start="线条箭头_20_5" draw:marker-start-width="0.38cm" draw:marker-end="线条箭头_20_6" draw:marker-end-width="0.38cm" draw:textarea-vertical-align="middle" fo:padding-top="0.15cm" fo:padding-bottom="0.15cm" fo:padding-left="0.275cm" fo:padding-right="0.275cm"/>
    </style:style>
    <style:style style:name="gr19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22" style:family="graphic" style:parent-style-name="standard">
      <style:graphic-properties svg:stroke-width="0.05cm" svg:stroke-color="#0000ff" draw:marker-start-width="0.28cm" draw:marker-end-width="0.28cm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style:text-properties fo:color="#0000ff" loext:opacity="100%" fo:font-size="16pt"/>
    </style:style>
    <style:style style:name="P6" style:family="paragraph">
      <loext:graphic-properties draw:fill="none" draw:fill-color="#ffffff"/>
      <style:text-properties fo:color="#0000ff" loext:opacity="100%" fo:font-size="16pt"/>
    </style:style>
    <style:style style:name="P7" style:family="paragraph">
      <style:text-properties fo:color="#00a933" loext:opacity="100%" fo:font-size="16pt"/>
    </style:style>
    <style:style style:name="P8" style:family="paragraph">
      <loext:graphic-properties draw:fill="none" draw:fill-color="#ffffff"/>
      <style:text-properties fo:color="#00a933" loext:opacity="100%" fo:font-size="16pt"/>
    </style:style>
    <style:style style:name="P9" style:family="paragraph"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name="Computer-User-Male-1" draw:style-name="gr1" draw:text-style-name="P1" draw:layer="layout" svg:width="2.5cm" svg:height="2.72cm" svg:x="2.75cm" svg:y="12.75cm">
          <draw:image xlink:href="Pictures/10000001000001330000014E7EDBC2E9E6C2DCFA.png" xlink:type="simple" xlink:show="embed" xlink:actuate="onLoad" draw:mime-type="image/png">
            <text:p/>
          </draw:image>
        </draw:frame>
        <draw:frame draw:name="Document-Blue 1" draw:style-name="gr2" draw:text-style-name="P1" draw:layer="layout" svg:width="2.013cm" svg:height="2.013cm" svg:x="9.5cm" svg:y="12.737cm">
          <draw:image xlink:href="Pictures/10000C8E000009D2000009D24DCF63466E4C2FCC.svg" xlink:type="simple" xlink:show="embed" xlink:actuate="onLoad" draw:mime-type="image/svg+xml">
            <text:p/>
          </draw:image>
          <draw:image xlink:href="Pictures/100000010000008F0000008FB02A3E1A9E46611A.png" xlink:type="simple" xlink:show="embed" xlink:actuate="onLoad" draw:mime-type="image/png"/>
        </draw:frame>
        <draw:frame draw:name="Database 1" draw:style-name="gr3" draw:text-style-name="P1" draw:layer="layout" svg:width="2.607cm" svg:height="2.639cm" svg:x="9.5cm" svg:y="21.5cm">
          <draw:image xlink:href="Pictures/10000001000000EF000000F23566261C1D98E9E1.png" xlink:type="simple" xlink:show="embed" xlink:actuate="onLoad" draw:mime-type="image/png">
            <text:p/>
          </draw:image>
        </draw:frame>
        <draw:line draw:style-name="gr4" draw:text-style-name="P2" draw:layer="layout" svg:x1="5.5cm" svg:y1="14cm" svg:x2="9.25cm" svg:y2="14cm">
          <text:p/>
        </draw:line>
        <draw:line draw:style-name="gr5" draw:text-style-name="P2" draw:layer="layout" svg:x1="10.6cm" svg:y1="14.9cm" svg:x2="10.6cm" svg:y2="16.65cm">
          <text:p/>
        </draw:line>
        <draw:line draw:style-name="gr5" draw:text-style-name="P2" draw:layer="layout" svg:x1="10.7cm" svg:y1="19.6cm" svg:x2="10.7cm" svg:y2="21.35cm">
          <text:p/>
        </draw:line>
        <draw:frame draw:style-name="gr6" draw:text-style-name="P4" draw:layer="layout" svg:width="3.001cm" svg:height="1.75cm" svg:x="2.499cm" svg:y="11.25cm">
          <draw:text-box>
            <text:p text:style-name="P3">Crypto engineer</text:p>
          </draw:text-box>
        </draw:frame>
        <draw:frame draw:style-name="gr6" draw:text-style-name="P4" draw:layer="layout" svg:width="3.001cm" svg:height="1.75cm" svg:x="9.249cm" svg:y="11.25cm">
          <draw:text-box>
            <text:p text:style-name="P3">Masking Code</text:p>
          </draw:text-box>
        </draw:frame>
        <draw:frame draw:style-name="gr6" draw:text-style-name="P6" draw:layer="layout" svg:width="3.001cm" svg:height="1.75cm" svg:x="7.249cm" svg:y="17.25cm">
          <draw:text-box>
            <text:p text:style-name="P5">uELMO</text:p>
          </draw:text-box>
        </draw:frame>
        <draw:frame draw:style-name="gr7" draw:text-style-name="P4" draw:layer="layout" svg:width="4.25cm" svg:height="1cm" svg:x="6.5cm" svg:y="20.2cm">
          <draw:text-box>
            <text:p text:style-name="P3">Leaking states </text:p>
          </draw:text-box>
        </draw:frame>
        <draw:line draw:style-name="gr8" draw:text-style-name="P2" draw:layer="layout" svg:x1="12.3cm" svg:y1="22.75cm" svg:x2="16.05cm" svg:y2="22.75cm">
          <text:p/>
        </draw:line>
        <draw:frame draw:name="Presenter-Male-1" draw:style-name="gr9" draw:text-style-name="P1" draw:layer="layout" svg:width="3.466cm" svg:height="3.25cm" svg:x="16.284cm" svg:y="20.75cm">
          <draw:image xlink:href="Pictures/10000001000001EB000001A99A1998F3C68DBBB2.png" xlink:type="simple" xlink:show="embed" xlink:actuate="onLoad" draw:mime-type="image/png">
            <text:p/>
          </draw:image>
        </draw:frame>
        <draw:frame draw:style-name="gr10" draw:text-style-name="P4" draw:layer="layout" svg:width="3.5cm" svg:height="2.132cm" svg:x="16cm" svg:y="19.118cm">
          <draw:text-box>
            <text:p text:style-name="P3">Attack Evaluation e.g. CPA</text:p>
          </draw:text-box>
        </draw:frame>
        <draw:line draw:style-name="gr11" draw:text-style-name="P2" draw:layer="layout" svg:x1="9cm" svg:y1="22.7cm" svg:x2="5.5cm" svg:y2="22.75cm">
          <text:p/>
        </draw:line>
        <draw:frame draw:name="Detective-1" draw:style-name="gr12" draw:text-style-name="P1" draw:layer="layout" svg:width="2.529cm" svg:height="3.354cm" svg:x="2.5cm" svg:y="20.5cm">
          <draw:image xlink:href="Pictures/100000010000011A0000017675D46D9CD83EB47F.png" xlink:type="simple" xlink:show="embed" xlink:actuate="onLoad" draw:mime-type="image/png">
            <text:p/>
          </draw:image>
        </draw:frame>
        <draw:frame draw:style-name="gr13" draw:text-style-name="P4" draw:layer="layout" svg:width="3.75cm" svg:height="3.125cm" svg:x="2.05cm" svg:y="17.125cm">
          <draw:text-box>
            <text:p text:style-name="P3"><text:span text:style-name="T1">Leakage detection</text:span></text:p>
            <text:p text:style-name="P3"><text:span text:style-name="T1">e.g. <text:s/>TVLA/Chi2</text:span></text:p>
          </draw:text-box>
        </draw:frame>
        <draw:custom-shape draw:style-name="gr14" draw:text-style-name="P2" draw:layer="layout" svg:width="10.75cm" svg:height="8.5cm" svg:x="1.75cm" svg:y="16.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6.5cm" svg:height="1.505cm" svg:x="3.9cm" svg:y="23.645cm">
          <draw:text-box>
            <text:p text:style-name="P7"><text:span text:style-name="T1">Quality guarantee with F-test</text:span></text:p>
          </draw:text-box>
        </draw:frame>
        <draw:frame draw:name="X 1" draw:style-name="gr16" draw:text-style-name="P1" draw:layer="layout" svg:width="6.5cm" svg:height="6.5cm" svg:x="14.25cm" svg:y="18.5cm">
          <draw:image xlink:href="Pictures/1000026E00000B0F00000B0FE963F98B6DA2029C.svg" xlink:type="simple" xlink:show="embed" xlink:actuate="onLoad" draw:mime-type="image/svg+xml">
            <text:p/>
          </draw:image>
          <draw:image xlink:href="Pictures/10000001000000A1000000A1F53E0E3DE50A3C98.png" xlink:type="simple" xlink:show="embed" xlink:actuate="onLoad" draw:mime-type="image/png"/>
        </draw:frame>
        <draw:frame draw:style-name="gr17" draw:text-style-name="P9" draw:layer="layout" svg:width="2cm" svg:height="2.64cm" svg:x="9.6cm" svg:y="16.76cm">
          <draw:image xlink:href="Pictures/10000000000001F4000001F46BF7A597E2F32DDE.png" xlink:type="simple" xlink:show="embed" xlink:actuate="onLoad" draw:mime-type="image/png">
            <text:p/>
          </draw:image>
        </draw:frame>
        <draw:line draw:style-name="gr18" draw:text-style-name="P9" xml:id="id2" draw:id="id2" draw:layer="layout" svg:x1="12.75cm" svg:y1="17.75cm" svg:x2="16cm" svg:y2="17.75cm">
          <text:p/>
        </draw:line>
        <draw:frame draw:name="Print-White 1" draw:style-name="gr19" draw:text-style-name="P1" draw:layer="layout" svg:width="2.272cm" svg:height="2.272cm" svg:x="16.5cm" svg:y="16.75cm">
          <draw:image xlink:href="Pictures/1000304F00000B0F00000B0FC9DE4E8710A23D55.svg" xlink:type="simple" xlink:show="embed" xlink:actuate="onLoad" draw:mime-type="image/svg+xml">
            <text:p/>
          </draw:image>
          <draw:image xlink:href="Pictures/10000001000000A1000000A1505096FAAC727B7A.png" xlink:type="simple" xlink:show="embed" xlink:actuate="onLoad" draw:mime-type="image/png"/>
        </draw:frame>
        <draw:frame draw:style-name="gr20" draw:text-style-name="P9" xml:id="id1" draw:id="id1" draw:layer="layout" svg:width="3.189cm" svg:height="2.694cm" svg:x="16cm" svg:y="12.25cm">
          <draw:image xlink:href="Pictures/1000000000000428000003830CE7FAC5296760AD.jpg" xlink:type="simple" xlink:show="embed" xlink:actuate="onLoad" draw:mime-type="image/jpeg">
            <text:p/>
          </draw:image>
        </draw:frame>
        <draw:frame draw:style-name="gr10" draw:text-style-name="P4" draw:layer="layout" svg:width="3.75cm" svg:height="1.5cm" svg:x="13cm" svg:y="18cm">
          <draw:text-box>
            <text:p text:style-name="P3">Thumbulator</text:p>
          </draw:text-box>
        </draw:frame>
        <draw:frame draw:style-name="gr21" draw:text-style-name="P6" draw:layer="layout" svg:width="4.55cm" svg:height="0.95cm" svg:x="15.35cm" svg:y="11.15cm">
          <draw:text-box>
            <text:p text:style-name="P5">Realistic Device</text:p>
          </draw:text-box>
        </draw:frame>
        <draw:connector draw:style-name="gr22" draw:text-style-name="P9" draw:layer="layout" svg:x1="17.594cm" svg:y1="14.944cm" svg:x2="14.375cm" svg:y2="17.75cm" draw:start-shape="id1" draw:start-glue-point="2" draw:end-shape="id2" draw:end-glue-point="0" svg:d="M17594 14944v1308h-3219v1498" svg:viewBox="0 0 3220 2807">
          <text:p/>
        </draw:connector>
        <draw:frame draw:style-name="gr23" draw:text-style-name="P6" draw:layer="layout" svg:width="6.5cm" svg:height="1.505cm" svg:x="12.05cm" svg:y="15.245cm">
          <draw:text-box>
            <text:p text:style-name="P5"><text:span text:style-name="T1">Reverse-engineering</text:span></text:p>
            <text:p text:style-name="P5"><text:span text:style-name="T1">u-Arc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1T19:38:36.121000000</meta:creation-date>
    <dc:date>2021-12-21T20:35:49.607000000</dc:date>
    <meta:editing-duration>PT34M35S</meta:editing-duration>
    <meta:editing-cycles>6</meta:editing-cycles>
    <meta:generator>LibreOffice/7.2.4.1$Windows_X86_64 LibreOffice_project/27d75539669ac387bb498e35313b970b7fe9c4f9</meta:generator>
    <meta:print-date>2021-12-21T20:29:00.606000000</meta:print-date>
    <meta:document-statistic meta:object-count="27"/>
  </office:meta>
</office:document-meta>
</file>